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00000059B0000033D030B8FD8.png" manifest:media-type="image/png"/>
  <manifest:file-entry manifest:full-path="Pictures/10000001000004B0000002D077AD4BE1.png" manifest:media-type="image/png"/>
  <manifest:file-entry manifest:full-path="Pictures/10000000000004D30000036DD152E2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7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potify Data Governan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Governance and Strategy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5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7" draw:text-style-name="P13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5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7" draw:text-style-name="P15" draw:layer="layout" svg:width="4.042cm" svg:height="1.194cm" svg:x="0.633cm" svg:y="3.06cm" presentation:class="title" presentation:user-transformed="true">
          <draw:text-box>
            <text:p text:style-name="P14"><text:span text:style-name="T7">Delay analysis</text:span><text:span text:style-name="T7"><text:line-break/></text:span><text:span text:style-name="T7">data</text:span></text:p>
          </draw:text-box>
        </draw:frame>
        <draw:frame draw:name="Google Shape;69;p 13" presentation:style-name="pr8" draw:text-style-name="P15" draw:layer="layout" svg:width="4.293cm" svg:height="1.234cm" svg:x="19.391cm" svg:y="2.97cm" presentation:class="title" presentation:user-transformed="true">
          <draw:text-box>
            <text:p text:style-name="P14"><text:span text:style-name="T7">Dashboard</text:span></text:p>
          </draw:text-box>
        </draw:frame>
        <draw:frame draw:name="Google Shape;69;p 16" presentation:style-name="pr3" draw:text-style-name="P16" draw:layer="layout" svg:width="1.533cm" svg:height="1.234cm" svg:x="6.359cm" svg:y="7.4cm" presentation:class="title" presentation:user-transformed="true">
          <draw:text-box>
            <text:p text:style-name="P14"><text:span text:style-name="T8">EDA</text:span></text:p>
          </draw:text-box>
        </draw:frame>
        <draw:frame draw:style-name="gr5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8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5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9" draw:text-style-name="P15" draw:layer="layout" svg:width="2.847cm" svg:height="1.093cm" svg:x="6.7cm" svg:y="10.053cm" presentation:class="title" presentation:user-transformed="true">
          <draw:text-box>
            <text:p text:style-name="P14"><text:span text:style-name="T7">Training</text:span></text:p>
          </draw:text-box>
        </draw:frame>
        <draw:custom-shape draw:style-name="gr9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10" draw:text-style-name="P15" draw:layer="layout" svg:width="4.094cm" svg:height="1.093cm" svg:x="12.588cm" svg:y="9.746cm" presentation:class="title" presentation:user-transformed="true">
          <draw:text-box>
            <text:p text:style-name="P14"><text:span text:style-name="T7">Tracking server</text:span></text:p>
          </draw:text-box>
        </draw:frame>
        <draw:frame draw:style-name="gr5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5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5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5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4"><text:span text:style-name="T8">API</text:span></text:p>
          </draw:text-box>
        </draw:frame>
        <draw:custom-shape draw:style-name="gr10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11" draw:text-style-name="P15" draw:layer="layout" svg:width="4.042cm" svg:height="1.729cm" svg:x="0.586cm" svg:y="11.296cm" presentation:class="title" presentation:user-transformed="true">
          <draw:text-box>
            <text:p text:style-name="P14"><text:span text:style-name="T7">Pricing</text:span><text:span text:style-name="T7"><text:line-break/></text:span><text:span text:style-name="T7">data</text:span></text:p>
          </draw:text-box>
        </draw:frame>
        <draw:frame draw:style-name="gr5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3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2" draw:text-style-name="P15" draw:layer="layout" svg:width="5.294cm" svg:height="2.012cm" svg:x="18.913cm" svg:y="9.74cm" presentation:class="title" presentation:user-transformed="true">
          <draw:text-box>
            <text:p text:style-name="P14"><text:span text:style-name="T7">Servers deployment on</text:span></text:p>
          </draw:text-box>
        </draw:frame>
        <draw:frame draw:style-name="gr5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7" draw:text-style-name="P12" draw:layer="layout" svg:x1="21.417cm" svg:y1="9.46cm" svg:x2="21.417cm" svg:y2="7.862cm">
          <text:p/>
        </draw:line>
        <draw:line draw:style-name="gr17" draw:text-style-name="P12" draw:layer="layout" svg:x1="18.799cm" svg:y1="9.883cm" svg:x2="17.029cm" svg:y2="8.747cm">
          <text:p/>
        </draw:line>
        <draw:line draw:style-name="gr17" draw:text-style-name="P12" draw:layer="layout" svg:x1="18.56cm" svg:y1="11.254cm" svg:x2="17.126cm" svg:y2="11.254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0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0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0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18" presentation:style-name="pr3" draw:text-style-name="P20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0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22" presentation:style-name="pr3" draw:text-style-name="P20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18">
          <draw:frame draw:style-name="gr5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5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8">
          <draw:frame draw:style-name="gr5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5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19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1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style-name="gr5" draw:text-style-name="P12" draw:layer="layout" svg:width="10.989cm" svg:height="6.593cm" svg:x="12.824cm" svg:y="6.889cm">
          <draw:image xlink:href="Pictures/10000001000004B0000002D077AD4BE1.png" xlink:type="simple" xlink:show="embed" xlink:actuate="onLoad" draw:mime-type="image/png">
            <text:p/>
          </draw:image>
        </draw:frame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5cm" svg:y="2.461cm" presentation:class="title" presentation:user-transformed="true">
          <draw:text-box>
            <text:p text:style-name="P1"><text:span text:style-name="T6">Cancellation probability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657cm 3.1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0" draw:layer="layout" svg:width="8.021cm" svg:height="0.997cm" svg:x="14.601cm" svg:y="3.361cm" presentation:class="title" presentation:user-transformed="true">
          <draw:text-box>
            <text:list text:style-name="L1">
              <text:list-item>
                <text:p text:style-name="P1"><text:span text:style-name="T10">Depends on waiting time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6.361cm" presentation:class="title" presentation:user-transformed="true">
          <draw:text-box>
            <text:p text:style-name="P1"><text:span text:style-name="T6">Late car return problem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7.0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0" draw:layer="layout" svg:width="8.021cm" svg:height="0.997cm" svg:x="1.701cm" svg:y="7.361cm" presentation:class="title" presentation:user-transformed="true">
          <draw:text-box>
            <text:list text:style-name="L1">
              <text:list-item>
                <text:p text:style-name="P1"><text:span text:style-name="T10">Previous user is late</text:span></text:p>
              </text:list-item>
            </text:list>
          </draw:text-box>
        </draw:frame>
        <draw:frame draw:name="Google Shape;71;p 14" presentation:style-name="pr3" draw:text-style-name="P20" draw:layer="layout" svg:width="7.904cm" svg:height="1.727cm" svg:x="1.702cm" svg:y="8.162cm" presentation:class="title" presentation:user-transformed="true">
          <draw:text-box>
            <text:list text:style-name="L1">
              <text:list-item>
                <text:p text:style-name="P1"><text:span text:style-name="T10">Car return delay may overlap with next rental</text:span></text:p>
              </text:list-item>
            </text:list>
          </draw:text-box>
        </draw:frame>
        <draw:frame draw:style-name="gr5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draw:frame draw:name="Google Shape;71;p 1" presentation:style-name="pr3" draw:text-style-name="P8" draw:layer="layout" svg:width="8.945cm" svg:height="1.814cm" svg:x="1.603cm" svg:y="10.362cm" presentation:class="title" presentation:user-transformed="true">
          <draw:text-box>
            <text:p text:style-name="P1"><text:span text:style-name="T6">Creates friction if next user has to wait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6cm 11.0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0" draw:layer="layout" svg:width="8.664cm" svg:height="1.836cm" svg:x="14.602cm" svg:y="4.162cm" presentation:class="title" presentation:user-transformed="true">
          <draw:text-box>
            <text:list text:style-name="L1">
              <text:list-item>
                <text:p text:style-name="P1"><text:span text:style-name="T10">Depends on the checkin method</text:span><text:span text:style-name="T10"><text:line-break/></text:span><text:span text:style-name="T10">(Getaround connect or mobile)</text:span></text:p>
              </text:list-item>
            </text:list>
          </draw:text-box>
        </draw:frame>
        <draw:frame draw:name="Google Shape;69;p 2" presentation:style-name="pr16" draw:text-style-name="P21" draw:layer="layout" svg:width="8.928cm" svg:height="1.24cm" svg:x="14.438cm" svg:y="6.098cm" presentation:class="title" presentation:user-transformed="true">
          <draw:text-box>
            <text:p text:style-name="P14"><text:span text:style-name="T12">Cancel prob. when waiting time &gt; t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5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0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0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0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3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09T21:39:13.610000000</dc:date>
    <meta:editing-duration>PT10H33M16S</meta:editing-duration>
    <meta:editing-cycles>40</meta:editing-cycles>
    <meta:generator>LibreOffice/24.2.7.2$Windows_X86_64 LibreOffice_project/ee3885777aa7032db5a9b65deec9457448a91162</meta:generator>
    <meta:document-statistic meta:object-count="250"/>
  </office:meta>
</office:document-meta>
</file>